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80.5" table:formula="of:=SUM([.C2:.E2])*1.4" table:style-name="ce2">
            <text:p>80,5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2" table:formula="of:=[Тесты.B2]" table:style-name="ce1">
            <text:p>32</text:p>
          </table:table-cell>
          <table:table-cell office:value-type="float" office:value="25.5" table:formula="of:=[Лабы.B2]" table:style-name="ce1">
            <text:p>25,5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86.28" table:formula="of:=MAX([.$B$2:.$B$50])*0.8" table:style-name="ce1">
            <text:p>86,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64.709999999999994" table:formula="of:=MAX([.$B$2:.$B$50])*0.6" table:style-name="ce1">
            <text:p>64,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1.57" table:formula="of:=MAX([.$B$2:.$B$50])*0.2" table:style-name="ce1">
            <text:p>21,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68.699999999999989" table:formula="of:=SUM([.C5:.E5])" table:style-name="ce2">
            <text:p>68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33" table:formula="of:=[Тесты.B5]" table:style-name="ce1">
            <text:p>33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59.5" table:formula="of:=SUM([.C6:.E6])" table:style-name="ce2">
            <text:p>59,5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34" table:formula="of:=[Тесты.B6]" table:style-name="ce1">
            <text:p>34</text:p>
          </table:table-cell>
          <table:table-cell office:value-type="float" office:value="25.5" table:formula="of:=[Лабы.B6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75" table:formula="of:=SUM([.C7:.E7])" table:style-name="ce2">
            <text:p>75</text:p>
          </table:table-cell>
          <table:table-cell office:value-type="float" office:value="51" table:formula="of:=[Сообщения.B7]" table:style-name="ce1">
            <text:p>51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9.699999999999996" table:formula="of:=SUM([.C8:.E8])" table:style-name="ce2">
            <text:p>59,7</text:p>
          </table:table-cell>
          <table:table-cell office:value-type="float" office:value="35.699999999999996" table:formula="of:=[Сообщения.B8]" table:style-name="ce1">
            <text:p>35,7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07.85" table:formula="of:=SUM([.C9:.E9])" table:style-name="ce2">
            <text:p>107,85</text:p>
          </table:table-cell>
          <table:table-cell office:value-type="float" office:value="51" table:formula="of:=[Сообщения.B9]" table:style-name="ce1">
            <text:p>51</text:p>
          </table:table-cell>
          <table:table-cell office:value-type="float" office:value="39" table:formula="of:=[Тесты.B9]" table:style-name="ce1">
            <text:p>39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87.4" table:formula="of:=SUM([.C10:.E10])" table:style-name="ce2">
            <text:p>87,4</text:p>
          </table:table-cell>
          <table:table-cell office:value-type="float" office:value="45.9" table:formula="of:=[Сообщения.B10]" table:style-name="ce1">
            <text:p>45,9</text:p>
          </table:table-cell>
          <table:table-cell office:value-type="float" office:value="16" table:formula="of:=[Тесты.B10]" table:style-name="ce1">
            <text:p>16</text:p>
          </table:table-cell>
          <table:table-cell office:value-type="float" office:value="25.5" table:formula="of:=[Лабы.B10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([.C12:.E12])" table:style-name="ce2">
            <text:p>16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16" table:formula="of:=[Тесты.B12]" table:style-name="ce1">
            <text:p>16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06.75" table:formula="of:=SUM([.C13:.E13])" table:style-name="ce2">
            <text:p>106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43" table:formula="of:=[Тесты.B13]" table:style-name="ce1">
            <text:p>43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4.95" table:formula="of:=SUM([.C14:.E14])" table:style-name="ce2">
            <text:p>44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22" table:formula="of:=[Тесты.B14]" table:style-name="ce1">
            <text:p>22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35.5" table:formula="of:=SUM([.C15:.E15])" table:style-name="ce2">
            <text:p>35,5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10" table:formula="of:=[Тесты.B15]" table:style-name="ce1">
            <text:p>10</text:p>
          </table:table-cell>
          <table:table-cell office:value-type="float" office:value="25.5" table:formula="of:=[Лабы.B15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84.798299999999998" table:formula="of:=SUM([.C16:.E16])" table:style-name="ce2">
            <text:p>84,7983</text:p>
          </table:table-cell>
          <table:table-cell office:value-type="float" office:value="35.699999999999996" table:formula="of:=[Сообщения.B16]" table:style-name="ce1">
            <text:p>35,7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22.098299999999998" table:formula="of:=[Лабы.B16]" table:style-name="ce1">
            <text:p>22,09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([.C17:.E17])" table:style-name="ce2">
            <text:p>30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30" table:formula="of:=[Тесты.B17]" table:style-name="ce1">
            <text:p>30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2" table:formula="of:=SUMPRODUCT(([.C2:.Z2]&lt;&gt;&quot;&quot;)*(COUNTA([.$A$2:.$A$50]) - [.C2:.Z2] + 1))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3" table:formula="of:=SUMPRODUCT(([.C5:.Z5]&lt;&gt;&quot;&quot;)*(COUNTA([.$A$2:.$A$50]) - [.C5:.Z5] + 1))" table:style-name="ce1">
            <text:p>3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34" table:formula="of:=SUMPRODUCT(([.C6:.Z6]&lt;&gt;&quot;&quot;)*(COUNTA([.$A$2:.$A$50]) - [.C6:.Z6] + 1))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9" table:formula="of:=SUMPRODUCT(([.C9:.Z9]&lt;&gt;&quot;&quot;)*(COUNTA([.$A$2:.$A$50]) - [.C9:.Z9] + 1))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PRODUCT(([.C10:.Z10]&lt;&gt;&quot;&quot;)*(COUNTA([.$A$2:.$A$50]) - [.C10:.Z10] + 1))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16" table:formula="of:=SUMPRODUCT(([.C12:.Z12]&lt;&gt;&quot;&quot;)*(COUNTA([.$A$2:.$A$50]) - [.C12:.Z12] + 1))" table:style-name="ce1">
            <text:p>1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3" table:formula="of:=SUMPRODUCT(([.C13:.Z13]&lt;&gt;&quot;&quot;)*(COUNTA([.$A$2:.$A$50]) - [.C13:.Z13] + 1))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" table:formula="of:=SUMPRODUCT(([.C14:.Z14]&lt;&gt;&quot;&quot;)*(COUNTA([.$A$2:.$A$50]) - [.C14:.Z14] + 1)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PRODUCT(([.C15:.Z15]&lt;&gt;&quot;&quot;)*(COUNTA([.$A$2:.$A$50]) - [.C15:.Z15] + 1))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30" table:formula="of:=SUMPRODUCT(([.C17:.Z17]&lt;&gt;&quot;&quot;)*(COUNTA([.$A$2:.$A$50]) - [.C17:.Z17] + 1))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51" table:formula="of:=SUM([.C7:.E7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35.699999999999996" table:formula="of:=SUM([.C8:.E8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1" table:formula="of:=SUM([.C9:.E9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45.9" table:formula="of:=SUM([.C10:.E10])*COUNTA([.$A$2:.$A$50])*0.6" table:style-name="ce1">
            <text:p>45,9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35.699999999999996" table:formula="of:=SUM([.C16:.E16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25.5" table:formula="of:=SUM([.C2:.E2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5.5" table:formula="of:=SUM([.C6:.E6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.5" table:formula="of:=SUM([.C10:.E10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5.5" table:formula="of:=SUM([.C15:.E15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2.098299999999998" table:formula="of:=SUM([.C16:.E16])*COUNTA([.$A$2:.$A$50])*0.3" table:style-name="ce1">
            <text:p>22,0983</text:p>
          </table:table-cell>
          <table:table-cell office:value-type="float" office:value="4.3330000000000002" table:style-name="ce1">
            <text:p>4,3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F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1-07T14:44:30Z</dc:date>
    <meta:editing-cycles>5</meta:editing-cycles>
    <meta:editing-duration>PT759S</meta:editing-duration>
  </office:meta>
</office:document-meta>
</file>